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67d4a" officeooo:paragraph-rsid="00067d4a" style:font-size-asian="20pt" style:font-size-complex="20pt"/>
    </style:style>
    <style:style style:name="P2" style:family="paragraph" style:parent-style-name="Standard">
      <style:text-properties fo:font-size="14pt" officeooo:rsid="00067d4a" officeooo:paragraph-rsid="00067d4a" style:font-size-asian="12.25pt" style:font-size-complex="14pt"/>
    </style:style>
    <style:style style:name="T1" style:family="text">
      <style:text-properties fo:font-size="14pt" officeooo:rsid="00067d4a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definición de la estructura del repositorio</text:p>
      <text:p text:style-name="P1"/>
      <text:p text:style-name="P2">Responsable del repositorio: </text:p>
      <text:p text:style-name="P2"><text:tab/>Auditoría 1:</text:p>
      <text:p text:style-name="P2"><text:tab/><text:tab/>Pablo Callado Martínez</text:p>
      <text:p text:style-name="P2"><text:tab/>Auditoría 2:</text:p>
      <text:p text:style-name="P2"><text:tab/><text:tab/>Aritz Idiazabal Troyas</text:p>
      <text:p text:style-name="P2"><text:tab/>Auditoría 3:</text:p>
      <text:p text:style-name="P2"><text:tab/><text:tab/>Iván Pajares Fuente</text:p>
      <text:p text:style-name="P2"/>
      <text:p text:style-name="P2">Colaboradores:</text:p>
      <text:p text:style-name="P2"><text:tab/>Auditoría 1:</text:p>
      <text:p text:style-name="P2"><text:tab/><text:tab/>Aritz Idiazabal Troyas</text:p>
      <text:p text:style-name="P2"><text:tab/><text:tab/>Iván Pajares Fuente</text:p>
      <text:p text:style-name="P2"><text:tab/>Auditoría 2:</text:p>
      <text:p text:style-name="P2"><text:tab/><text:tab/>Iván Pajares Fuente</text:p>
      <text:p text:style-name="P2"><text:tab/><text:tab/>Pablo Callado Martínez</text:p>
      <text:p text:style-name="P2"><text:tab/>Auditoría 3:</text:p>
      <text:p text:style-name="P2"><text:tab/><text:tab/>Pablo Callado Martínez</text:p>
      <text:p text:style-name="P2"><text:tab/><text:tab/>Aritz Idiazabal Troyas</text:p>
      <text:p text:style-name="P2"/>
      <text:p text:style-name="P2">Estructura:</text:p>
      <text:p text:style-name="P2"><text:tab/>4 ramas (branch): </text:p>
      <text:p text:style-name="P2"><text:tab/><text:tab/>Rama master: contiene los archivos troncales al proyecto </text:p>
      <text:p text:style-name="P2"><text:tab/><text:tab/>Rama Ivan: Ivan (como desarrollador) sube sus cambios del repositorio <text:tab/><text:tab/><text:tab/>local a esta rama. Modificar esta rama no influye al resto de <text:tab/><text:tab/><text:tab/><text:tab/>desarrolladores ni a la rama master. </text:p>
      <text:p text:style-name="P2"><text:tab/><text:tab/>Rama Pablo: Pablo (como desarrollador) sube sus cambios del <text:tab/><text:tab/><text:tab/><text:tab/><text:tab/>repositorio local a esta rama. Modificar esta rama no influye al <text:tab/><text:tab/><text:tab/>resto de desarrolladores ni a la rama master. </text:p>
      <text:p text:style-name="P2"><text:tab/><text:tab/>Rama Aritz: Aritz (como desarrollador) sube sus cambios del repositorio <text:tab/><text:tab/>local a esta rama. Modificar esta rama no influye al resto de <text:tab/><text:tab/><text:tab/><text:tab/>desarrolladores ni a la rama master. </text:p>
      <text:p text:style-name="P2"/>
      <text:p text:style-name="P2">Configuración: </text:p>
      <text:p text:style-name="P2"><text:tab/>Desarrolladores hacen cambios en su repositorio local</text:p>
      <text:p text:style-name="P2"><text:tab/>Desarrolladores publican sus cambios en su rama asignada mediante el nombre <text:tab/><text:tab/>del desarrolladores<text:tab/></text:p>
      <text:p text:style-name="P2"><text:tab/>El responsable del repositorio (variable en cada auditoría) acepta los pull <text:tab/><text:tab/><text:tab/>request para hacer merge de las ramas de cada desarrollador con la rama <text:tab/><text:tab/>master del proyec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07:29.037892704</meta:creation-date>
    <dc:date>2018-02-27T17:25:41.685213770</dc:date>
    <meta:editing-duration>P0D</meta:editing-duration>
    <meta:editing-cycles>1</meta:editing-cycles>
    <meta:document-statistic meta:table-count="0" meta:image-count="0" meta:object-count="0" meta:page-count="1" meta:paragraph-count="28" meta:word-count="195" meta:character-count="1352" meta:non-whitespace-character-count="1113"/>
    <meta:generator>LibreOffice/5.1.6.2$Linux_X86_64 LibreOffice_project/10m0$Build-2</meta:generator>
  </office:meta>
</office:document-meta>
</file>